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textarea-vertical-align="middle" fo:padding-top="0.15cm" fo:padding-bottom="0.15cm" fo:padding-left="0.275cm" fo:padding-right="0.275cm"/>
    </style:style>
    <style:style style:name="gr5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9" style:family="graphic" style:parent-style-name="standard">
      <style:graphic-properties svg:stroke-width="0.05cm" svg:stroke-color="#000000" draw:marker-start-width="0.355cm" draw:marker-end-width="0.355cm" draw:fill-color="#8ef8f5" draw:textarea-horizontal-align="center" draw:textarea-vertical-align="middle" fo:padding-top="0.15cm" fo:padding-bottom="0.15cm" fo:padding-left="0.275cm" fo:padding-right="0.275cm"/>
    </style:style>
    <style:style style:name="gr6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4" style:family="graphic" style:parent-style-name="objectwithoutfill">
      <style:graphic-properties svg:stroke-width="0.05cm" svg:stroke-color="#ffffff" draw:marker-start-width="0.355cm" draw:marker-end-width="0.355cm" draw:fill="none" draw:fill-color="#ffffff" draw:textarea-vertical-align="middle" fo:padding-top="0.15cm" fo:padding-bottom="0.15cm" fo:padding-left="0.275cm" fo:padding-right="0.275cm"/>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style:style style:name="P20" style:family="paragraph">
      <loext:graphic-properties draw:fill="solid" draw:fill-color="#1b191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ellipse draw:style-name="gr55" draw:text-style-name="P18" draw:layer="глаз1" svg:width="1.202cm" svg:height="1.188cm" svg:x="9.867cm" svg:y="6.678cm" draw:kind="arc" draw:start-angle="180" draw:end-angle="1">
          <text:p/>
        </draw:ellipse>
        <draw:line draw:style-name="gr56" draw:text-style-name="P14" draw:layer="промежуток1" svg:x1="10.077cm" svg:y1="7.066cm" svg:x2="9.877cm" svg:y2="6.766cm">
          <text:p/>
        </draw:line>
        <draw:line draw:style-name="gr57" draw:text-style-name="P14" draw:layer="промежуток1" svg:x1="10.477cm" svg:y1="6.966cm" svg:x2="10.477cm" svg:y2="6.566cm">
          <text:p/>
        </draw:line>
        <draw:line draw:style-name="gr58" draw:text-style-name="P14" draw:layer="промежуток1" svg:x1="10.877cm" svg:y1="7.066cm" svg:x2="11.077cm" svg:y2="6.766cm">
          <text:p/>
        </draw:line>
        <draw:path draw:style-name="gr59" draw:text-style-name="P19" draw:layer="промежуток1" svg:width="1.201cm" svg:height="1.036cm" svg:x="9.867cm" svg:y="6.83cm" svg:viewBox="0 0 1202 1037" svg:d="M1202 433c0 3 0 6 0 10 0 109-25 202-81 297-55 95-124 163-219 217-96 55-190 80-301 80s-205-25-300-80c-96-54-165-122-220-217-56-95-81-188-81-297v7c0-4 0-8 0-12 0-81 25-149 81-219 55-70 124-120 220-160 95-41 189-59 300-59s205 18 301 59c95 40 164 90 219 160 56 70 81 138 81 218 0 3 0 5 0 8z">
          <text:p/>
        </draw:path>
        <draw:g>
          <draw:polygon draw:style-name="gr60" draw:text-style-name="P20" draw:layer="промежуток1" svg:width="0.699cm" svg:height="0.64cm" svg:x="9.977cm" svg:y="6.825cm" svg:viewBox="0 0 700 641" draw:points="379,8 461,0 545,0 564,14 582,28 598,43 613,59 627,77 641,96 653,116 664,137 674,158 682,179 689,200 694,222 697,244 699,267 700,291 699,315 697,338 694,360 689,382 682,403 674,424 664,445 653,466 641,486 627,505 613,523 598,539 582,554 564,568 545,582 525,594 504,605 483,615 462,623 441,630 419,635 397,638 374,640 350,641 326,640 303,638 281,635 259,630 238,623 217,615 196,605 175,594 155,582 136,568 118,554 102,539 87,523 73,505 59,486 47,466 36,445 26,424 18,403 12,382 6,360 3,338 1,315 0,291 1,267 3,244 6,222 12,200 18,179 26,158 36,137 139,80 238,35 319,19">
            <text:p/>
          </draw:polygon>
          <draw:polygon draw:style-name="gr61" draw:text-style-name="P21" draw:layer="промежуток1" svg:width="0.179cm" svg:height="0.179cm" svg:x="10.374cm" svg:y="6.977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polygon draw:style-name="gr62" draw:text-style-name="P21" draw:layer="промежуток1" svg:width="0.179cm" svg:height="0.179cm" svg:x="10.108cm" svg:y="6.889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g>
        <draw:g>
          <draw:line draw:style-name="gr63" draw:text-style-name="P14" draw:layer="промежуток2" svg:x1="10.182cm" svg:y1="7.262cm" svg:x2="9.982cm" svg:y2="6.962cm">
            <text:p/>
          </draw:line>
          <draw:line draw:style-name="gr64" draw:text-style-name="P14" draw:layer="промежуток2" svg:x1="10.482cm" svg:y1="7.262cm" svg:x2="10.482cm" svg:y2="6.862cm">
            <text:p/>
          </draw:line>
          <draw:line draw:style-name="gr65" draw:text-style-name="P14" draw:layer="промежуток2" svg:x1="10.782cm" svg:y1="7.262cm" svg:x2="10.982cm" svg:y2="6.962cm">
            <text:p/>
          </draw:line>
          <draw:path draw:style-name="gr59" draw:text-style-name="P19" draw:layer="промежуток2" svg:width="1.201cm" svg:height="0.827cm" svg:x="9.872cm" svg:y="7.035cm" svg:viewBox="0 0 1202 828" svg:d="M1202 224c0 3 0 6 0 10 0 109-25 202-81 297-55 95-124 163-219 217-96 55-190 80-301 80s-205-25-300-80c-96-54-165-122-220-217-56-95-81-188-81-297v7c0-4 0-8 0-12 0-81 108-152 175-162 85-32 138-28 237-46 102-7 111-21 222-21s113 14 205 28c95 40 127 14 190 46 67 35 173 74 173 154 0 3 0 5 0 8z">
            <text:p/>
          </draw:path>
          <draw:g>
            <draw:polygon draw:style-name="gr66" draw:text-style-name="P20" draw:layer="промежуток2" svg:width="0.699cm" svg:height="0.429cm" svg:x="9.982cm" svg:y="7.032cm" svg:viewBox="0 0 700 430" draw:points="614,14 697,33 699,56 700,80 699,104 697,127 694,149 689,171 682,192 674,213 664,234 653,255 641,275 627,294 613,312 598,328 582,343 564,357 545,371 525,383 504,394 483,404 462,412 441,419 419,424 397,427 374,429 350,430 326,429 303,427 281,424 259,419 238,412 217,404 196,394 175,383 155,371 136,357 118,343 102,328 87,312 73,294 59,275 47,255 36,234 26,213 18,192 12,171 6,149 3,127 1,104 0,80 90,53 215,28 353,14 526,0">
              <text:p/>
            </draw:polygon>
            <draw:polygon draw:style-name="gr67" draw:text-style-name="P21" draw:layer="промежуток2" svg:width="0.179cm" svg:height="0.134cm" svg:x="10.379cm" svg:y="7.018cm" svg:viewBox="0 0 180 135" draw:points="88,1 135,0 171,6 173,11 175,16 177,22 178,27 179,33 180,39 180,45 180,51 179,57 178,62 177,68 175,73 173,79 171,84 168,90 165,95 161,100 158,104 154,109 149,113 145,116 140,120 135,123 129,126 124,128 118,130 113,132 107,133 102,134 96,135 90,135 84,135 78,134 72,133 67,132 61,130 56,128 51,126 45,123 40,120 35,116 31,113 26,109 22,104 19,100 15,95 12,90 9,84 7,79 5,73 3,68 2,62 1,57 0,51 0,45 0,39 1,33 2,27 3,22 5,16 7,11 42,6">
              <text:p/>
            </draw:polygon>
          </draw:g>
        </draw:g>
        <draw:g>
          <draw:path draw:style-name="gr59" draw:text-style-name="P19" draw:layer="промежуток3" svg:width="1.201cm" svg:height="0.631cm" svg:x="9.872cm" svg:y="7.227cm" svg:viewBox="0 0 1202 632" svg:d="M1202 28c0 3 0 6 0 10 0 109-25 202-81 297-55 95-124 163-219 217-96 55-190 80-301 80s-205-25-300-80c-96-54-165-122-220-217-56-95-81-188-81-297v7c0-4 176 63 179 64 72 33 92 36 187 78 100 19 143 43 242 25 102-7 90 3 201-22s133-53 217-86c125-67 176-152 176-72 0 3 0 5 0 8z">
            <text:p/>
          </draw:path>
          <draw:line draw:style-name="gr68" draw:text-style-name="P14" draw:layer="промежуток3" svg:x1="10.057cm" svg:y1="7.336cm" svg:x2="9.982cm" svg:y2="7.458cm">
            <text:p/>
          </draw:line>
          <draw:line draw:style-name="gr69" draw:text-style-name="P14" draw:layer="промежуток3" svg:x1="10.477cm" svg:y1="7.428cm" svg:x2="10.482cm" svg:y2="7.558cm">
            <text:p/>
          </draw:line>
          <draw:line draw:style-name="gr70" draw:text-style-name="P14" draw:layer="промежуток3" svg:x1="10.895cm" svg:y1="7.331cm" svg:x2="10.982cm" svg:y2="7.458cm">
            <text:p/>
          </draw:line>
        </draw:g>
        <draw:g>
          <draw:path draw:style-name="gr59" draw:text-style-name="P19" draw:layer="промежуток4" svg:width="1.201cm" svg:height="0.631cm" svg:x="9.872cm" svg:y="7.227cm" svg:viewBox="0 0 1202 632" svg:d="M1202 28c0 3 0 6 0 10 0 109-25 202-81 297-55 95-124 163-219 217-96 55-190 80-301 80s-205-25-300-80c-96-54-165-122-220-217-56-95-81-188-81-297v7c0-4 141 159 144 160 69 51 119 124 210 170 95 31 150 62 247 71 102-7 172-30 273-91s117-83 187-196c104-128 141-207 141-127 0 3 0 5 0 8z">
            <text:p/>
          </draw:path>
          <draw:line draw:style-name="gr71" draw:text-style-name="P14" draw:layer="промежуток4" svg:x1="10.054cm" svg:y1="7.448cm" svg:x2="9.977cm" svg:y2="7.662cm">
            <text:p/>
          </draw:line>
          <draw:line draw:style-name="gr72" draw:text-style-name="P14" draw:layer="промежуток4" svg:x1="10.473cm" svg:y1="7.668cm" svg:x2="10.477cm" svg:y2="7.933cm">
            <text:p/>
          </draw:line>
          <draw:line draw:style-name="gr73" draw:text-style-name="P14" draw:layer="промежуток4" svg:x1="10.895cm" svg:y1="7.431cm" svg:x2="11.004cm" svg:y2="7.611cm">
            <text:p/>
          </draw:line>
        </draw:g>
        <draw:path draw:style-name="gr74" draw:text-style-name="P22" draw:layer="улыбка" svg:width="1.011cm" svg:height="0.375cm" svg:x="8.306cm" svg:y="9.027cm" svg:viewBox="0 0 1012 376" svg:d="M0 175c45-7 70-7 105-16 36-9 70-4 105-10s73 2 110 0c34-1 71-4 106-2 35 1 70-17 106-16 35 0 70-12 105-18 36-6 74-12 110-21 39-9 76-13 112-30 34-16 68-36 106-62 7 31 18 70 22 106 4 35 16 69 10 106 9 32 5 64 15 101-48 11-80 13-117 26-33 11-78 11-112 9-36-3-73 14-108 14-37 0-82 14-117 14-37 0-64-4-103-13-42 2-71-12-110-24s-88-35-132-50c-59-14-60-20-91-39-36-22-30-14-64-3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улыбка"/>
      <draw:layer draw:name="промежуток1"/>
      <draw:layer draw:name="промежуток2"/>
      <draw:layer draw:name="промежуток3"/>
      <draw:layer draw:name="промежуток4"/>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23T17:58:39.597000000</dc:date>
    <meta:editing-duration>P2DT3H18M49S</meta:editing-duration>
    <meta:editing-cycles>94</meta:editing-cycles>
    <meta:generator>LibreOffice/6.1.3.2$Windows_x86 LibreOffice_project/86daf60bf00efa86ad547e59e09d6bb77c699acb</meta:generator>
    <meta:document-statistic meta:object-count="88"/>
  </office:meta>
</office:document-meta>
</file>